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59a9" officeooo:paragraph-rsid="00048923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4892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1def0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4c46e" officeooo:paragraph-rsid="0014c46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def06" officeooo:paragraph-rsid="001def0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287fb0" officeooo:paragraph-rsid="0002543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87fb0" officeooo:paragraph-rsid="00053ba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c4868" officeooo:paragraph-rsid="002c486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d52a3" officeooo:paragraph-rsid="002d52a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e90b6" officeooo:paragraph-rsid="0030332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e90b6" officeooo:paragraph-rsid="0030332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287fb0" officeooo:paragraph-rsid="00053ba8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bold" officeooo:rsid="002c4868" officeooo:paragraph-rsid="002c4868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25431" officeooo:paragraph-rsid="00053ba8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2c486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2c4868" officeooo:paragraph-rsid="002c486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32988" officeooo:paragraph-rsid="0003298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c4868" officeooo:paragraph-rsid="002c486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bold" officeooo:rsid="002c4868" officeooo:paragraph-rsid="002c4868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bold" officeooo:rsid="002c4868" officeooo:paragraph-rsid="00303329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2c48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90b6" style:font-weight-asian="bold" style:font-weight-complex="bold"/>
    </style:style>
    <style:style style:name="T4" style:family="text">
      <style:text-properties officeooo:rsid="002d52a3"/>
    </style:style>
    <style:style style:name="T5" style:family="text">
      <style:text-properties officeooo:rsid="002e90b6"/>
    </style:style>
    <style:style style:name="T6" style:family="text">
      <style:text-properties officeooo:rsid="0030332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lden Benchmarks Suite</text:p>
      <text:p text:style-name="P11">Bisort</text:p>
      <text:p text:style-name="P8">Benchmark</text:p>
      <text:p text:style-name="P1"/>
      <text:p text:style-name="P12">Bitonic sorting algorithm implementation.</text:p>
      <text:p text:style-name="P12"/>
      <text:p text:style-name="P18">Definition</text:p>
      <text:p text:style-name="P17">A sorted sequence is a monotonically non-decreasing (or non-increasing) sequence. A <text:span text:style-name="T2">bitonic</text:span> sequence is a sequence with<draw:frame draw:style-name="fr1" draw:name="Object1" text:anchor-type="as-char" svg:y="-0.377cm" svg:width="3.685cm" svg:height="0.531cm" draw:z-index="0"><draw:object xlink:href="./Object 1" xlink:type="simple" xlink:show="embed" xlink:actuate="onLoad"/><draw:image xlink:href="./ObjectReplacements/Object 1" xlink:type="simple" xlink:show="embed" xlink:actuate="onLoad"/></draw:frame>for some <text:span text:style-name="T1">k</text:span>, or a circular shift of such a sequence. </text:p>
      <text:p text:style-name="P19"/>
      <text:p text:style-name="P20"><text:span text:style-name="T1">Data Structures</text:span></text:p>
      <text:p text:style-name="P19"/>
      <text:p text:style-name="P14">containers.h</text:p>
      <text:p text:style-name="P14">containers.cpp</text:p>
      <text:p text:style-name="P19"/>
      <text:p text:style-name="P13">1) <text:span text:style-name="T3">Binary tree </text:span><text:span text:style-name="T5">based implementation (recursive calls for left and right subtrees)</text:span></text:p>
      <text:p text:style-name="P13">2) std::sort<text:span text:style-name="T4">()</text:span> algorit<text:span text:style-name="T4">h</text:span>m based on <text:span text:style-name="T2">std::vector</text:span></text:p>
      <text:p text:style-name="P13">3) <text:span text:style-name="T3">C array</text:span><text:span text:style-name="T5"> based implementation (recursive calls on left and right array halves)</text:span></text:p>
      <text:p text:style-name="P19"/>
      <text:p text:style-name="P5">Computational method</text:p>
      <text:p text:style-name="P2"/>
      <text:p text:style-name="P16">The algorithm <text:span text:style-name="T6">is based on a sorting comparator network consisting of several layers. The network can be and is implemented in a divide and conquer way similar to that of a well-known merge sort. Sort() function is called on the left and right array halves recursively. The merging step of the merge sort algorithm is substituted with compare-and-swap step. The latter is possible due to input sequences required to be bitonic.</text:span></text:p>
      <text:p text:style-name="P2"><text:s text:c="2"/></text:p>
      <text:p text:style-name="P6">Implementation details</text:p>
      <text:p text:style-name="P22"/>
      <text:p text:style-name="P25"><text:span text:style-name="T6">Binary tree</text:span> <text:span text:style-name="T6">based </text:span>bitonic sort implementation</text:p>
      <text:p text:style-name="P23">olden_bitonic_sort.h</text:p>
      <text:p text:style-name="P23">olden_bitonic_sort.cpp</text:p>
      <text:p text:style-name="P21"/>
      <text:p text:style-name="P24">C array bitonic sort implementation</text:p>
      <text:p text:style-name="P23">bitonic_sort.h</text:p>
      <text:p text:style-name="P23">bitonic_sort.cpp</text:p>
      <text:p text:style-name="P3"/>
      <text:p text:style-name="P9">Feasibility results</text:p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14T14:05:46.462948586</dc:date>
    <meta:editing-duration>PT22H8M21S</meta:editing-duration>
    <meta:editing-cycles>18</meta:editing-cycles>
    <meta:generator>LibreOffice/6.1.4.2$Linux_X86_64 LibreOffice_project/10$Build-2</meta:generator>
    <meta:document-statistic meta:table-count="0" meta:image-count="0" meta:object-count="1" meta:page-count="1" meta:paragraph-count="23" meta:word-count="164" meta:character-count="1147" meta:non-whitespace-character-count="1002"/>
  </office:meta>
</office:document-meta>
</file>

<file path=Object 1/content.xml><?xml version="1.0" encoding="utf-8"?>
<math xmlns="http://www.w3.org/1998/Math/MathML" display="block">
  <semantics>
    <mrow>
      <msub>
        <mi>x</mi>
        <mn>0</mn>
      </msub>
      <mo stretchy="false">≤</mo>
      <mn>...</mn>
      <mo stretchy="false">≤</mo>
      <msub>
        <mi>x</mi>
        <mi>k</mi>
      </msub>
      <mo stretchy="false">≥</mo>
      <mn>...</mn>
      <mo stretchy="false">≥</mo>
      <msub>
        <mi>x</mi>
        <mrow>
          <mi>n</mi>
          <mo stretchy="false">−</mo>
          <mn>1</mn>
        </mrow>
      </msub>
    </mrow>
    <annotation encoding="StarMath 5.0">x_{0} &lt;= ... &lt;= x_{k} &gt;= ... &gt;= x_{n-1}</annotation>
  </semantics>
</math>
</file>